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00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00ff00" draw:textarea-horizontal-align="center" draw:textarea-vertical-align="middle"/>
    </style:style>
    <style:style style:name="gr8" style:family="graphic" style:parent-style-name="standard">
      <style:graphic-properties draw:fill-color="#00ff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5cm" svg:height="19cm" svg:x="2.5cm" svg:y="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draw:layer="layout" svg:width="3.5cm" svg:height="2cm" svg:x="8cm" svg:y="11.5cm">
          <text:p text:style-name="P1">Item 1</text:p>
        </draw:rect>
        <draw:custom-shape draw:style-name="gr3" draw:text-style-name="P1" draw:layer="layout" svg:width="10.5cm" svg:height="5cm" svg:x="4.5cm" svg:y="5.5cm">
          <text:p/>
          <draw:enhanced-geometry svg:viewBox="0 0 21600 21600" draw:text-areas="0 0 21600 21600" draw:mirror-vertical="true" draw:mirror-horizontal="false" draw:type="circular-arrow" draw:modifiers="69.2219587933334 18.4247170467288 6894.3099303483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2cm" svg:height="12.5cm" svg:x="17.5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4cm" svg:y1="12.5cm" svg:x2="4cm" svg:y2="20.5cm">
          <text:p/>
        </draw:line>
        <draw:line draw:style-name="gr5" draw:text-style-name="P1" draw:layer="layout" svg:x1="10cm" svg:y1="13.5cm" svg:x2="10cm" svg:y2="21.5cm">
          <text:p/>
        </draw:line>
        <draw:line draw:style-name="gr5" draw:text-style-name="P1" draw:layer="layout" svg:x1="15.5cm" svg:y1="12.5cm" svg:x2="15.5cm" svg:y2="20.5cm">
          <text:p/>
        </draw:line>
        <draw:g>
          <draw:path draw:style-name="gr2" draw:text-style-name="P1" draw:layer="layout" svg:width="3.499cm" svg:height="3.499cm" svg:x="3cm" svg:y="10cm" svg:viewBox="0 0 3500 3500" svg:d="m0 2000c0-667 0-1333 0-2000 1058 649 2303 1151 3500 1500 0 667 0 1333 0 2000-1197-349-2442-851-3500-1500z">
            <text:p/>
          </draw:path>
          <draw:path draw:style-name="gr6" draw:text-style-name="P1" draw:layer="layout" svg:width="0.058cm" svg:height="0.483cm" svg:x="3.841cm" svg:y="11.228cm" svg:viewBox="0 0 59 484" svg:d="m0 455c0-152 0-303 0-455 19 10 40 19 59 29 0 152 0 303 0 455-19-10-40-19-59-29z">
            <text:p/>
          </draw:path>
          <draw:path draw:style-name="gr6" draw:text-style-name="P1" draw:layer="layout" svg:width="0.157cm" svg:height="0.473cm" svg:x="3.968cm" svg:y="11.347cm" svg:viewBox="0 0 158 474" svg:d="m151 421 7 53c-14-4-28-9-41-15-21-10-35-20-47-32-11-12-18-24-24-37s-6-35-6-69v-190l-40-19v-43l40 19v-82l56-6v115l55 26v43l-55-26v193c0 16 0 27 2 33s5 10 10 14 11 10 20 14c6 3 14 6 23 9z">
            <text:p/>
          </draw:path>
          <draw:path draw:style-name="gr6" draw:text-style-name="P1" draw:layer="layout" svg:width="0.303cm" svg:height="0.38cm" svg:x="4.156cm" svg:y="11.553cm" svg:viewBox="0 0 304 381" svg:d="m245 289 58 32c-10 30-26 49-51 57s-57 2-95-16c-48-22-87-55-115-96s-42-92-42-145c0-56 15-92 43-109s66-16 111 5c43 19 79 51 109 94s41 91 41 145c0 3 0 8 0 15l-247-112c2 36 12 69 31 97s41 48 69 60c20 9 37 12 53 9s25-17 35-36zm-185-175 186 85c-3-29-11-53-23-73-17-29-41-50-69-63-26-12-47-13-64-4s-28 26-30 55z">
            <text:p/>
          </draw:path>
          <draw:path draw:style-name="gr6" draw:text-style-name="P1" draw:layer="layout" svg:width="0.456cm" svg:height="0.519cm" svg:x="4.526cm" svg:y="11.674cm" svg:viewBox="0 0 457 520" svg:d="m0 330v-330l52 22v46c10-12 24-19 42-20s36 0 58 10c25 11 46 25 62 41s27 36 35 57c26-28 60-33 103-15 33 14 60 33 78 58s27 57 27 95v226l-57-23v-208c0-22-2-39-5-49s-12-23-20-33-22-18-35-23c-25-10-45-11-59-2s-24 31-24 65v192l-57-24v-214c0-25-4-46-14-62s-25-30-46-38c-15-6-31-10-44-7s-23 11-29 25-9 35-9 65v171z">
            <text:p/>
          </draw:path>
          <draw:path draw:style-name="gr6" draw:text-style-name="P1" draw:layer="layout" svg:width="0.429cm" svg:height="0.605cm" svg:x="5.208cm" svg:y="11.834cm" svg:viewBox="0 0 430 606" svg:d="m0 448 182-168-161-280 74 29 86 149c17 31 30 53 37 69 12-12 25-24 38-38l93-88 69 25-163 159 175 301-76-28-118-205c-8-11-14-22-20-34-10 11-18 19-22 24l-120 113z">
            <text:p/>
          </draw:path>
        </draw:g>
        <draw:g>
          <draw:path draw:style-name="gr2" draw:text-style-name="P1" draw:layer="layout" svg:width="3.499cm" svg:height="3.499cm" svg:x="13cm" svg:y="10cm" svg:viewBox="0 0 3500 3500" svg:d="m0 3500c0-667 0-1333 0-2000 1197-349 2442-851 3500-1500 0 667 0 1333 0 2000-1058 649-2303 1151-3500 1500z">
            <text:p/>
          </draw:path>
          <draw:path draw:style-name="gr6" draw:text-style-name="P1" draw:layer="layout" svg:width="0.063cm" svg:height="0.476cm" svg:x="13.955cm" svg:y="11.929cm" svg:viewBox="0 0 64 477" svg:d="m0 477c0-152 0-303 0-455 21-8 43-15 64-22 0 152 0 303 0 455-21 7-43 14-64 22z">
            <text:p/>
          </draw:path>
          <draw:path draw:style-name="gr6" draw:text-style-name="P1" draw:layer="layout" svg:width="0.165cm" svg:height="0.449cm" svg:x="14.089cm" svg:y="11.875cm" svg:viewBox="0 0 166 450" svg:d="m159 373 7 47c-16 9-29 16-43 21-22 8-38 11-48 8-12-2-20-8-25-16s-8-29-8-63v-190l-42 16v-43l42-16v-82l58-55v115l59-22v43l-59 22v193c0 16 1 27 3 31s5 6 10 7 13-1 21-4c7-2 15-7 25-12z">
            <text:p/>
          </draw:path>
          <draw:path draw:style-name="gr6" draw:text-style-name="P1" draw:layer="layout" svg:width="0.311cm" svg:height="0.371cm" svg:x="14.287cm" svg:y="11.872cm" svg:viewBox="0 0 312 372" svg:d="m250 208 60-17c-9 38-28 71-52 99s-58 51-97 67c-50 19-89 19-118 2s-43-56-43-109c0-56 14-105 44-146s67-72 114-91c45-18 82-17 111 1s43 55 43 109c0 3 0 8-1 15l-253 100c2 36 13 60 31 72s43 11 72 1c21-8 39-21 54-38s27-39 35-65zm-189-16 190-75c-3-28-9-45-22-54-19-13-42-15-71-4-26 9-49 28-67 52s-28 50-30 81z">
            <text:p/>
          </draw:path>
          <draw:path draw:style-name="gr6" draw:text-style-name="P1" draw:layer="layout" svg:width="0.453cm" svg:height="0.499cm" svg:x="14.666cm" svg:y="11.634cm" svg:viewBox="0 0 454 500" svg:d="m0 500v-330l51-21v46c10-21 25-40 42-55s37-31 60-40c25-10 45-15 61-12s27 13 33 28c26-49 62-84 104-103 32-15 59-17 76-7s27 34 27 72v226l-57 26v-208c0-22-2-37-5-46s-10-13-19-15-22 0-35 6c-24 10-43 27-59 49s-23 50-23 84v192l-56 24v-214c0-25-5-42-15-50s-24-9-46 0c-15 6-30 18-43 31s-23 31-29 50-11 42-11 72v171z">
            <text:p/>
          </draw:path>
          <draw:path draw:style-name="gr6" draw:text-style-name="P1" draw:layer="layout" svg:width="0.296cm" svg:height="0.551cm" svg:x="15.356cm" svg:y="11.278cm" svg:viewBox="0 0 297 552" svg:d="m297 354v54l-297 144c-1-12 2-27 7-42 7-24 18-49 34-76s42-63 73-105c50-65 82-112 100-144s26-59 26-80c0-22-8-38-23-46s-37-4-62 8c-27 12-49 31-64 54s-24 51-24 79l-56 21c4-45 17-83 43-117s59-63 103-84c42-20 76-26 101-14s38 36 38 72c0 18-4 37-11 60s-21 45-37 72-44 69-84 121c-32 45-55 75-64 90s-18 28-23 41z">
            <text:p/>
          </draw:path>
        </draw:g>
        <draw:ellipse draw:style-name="gr7" draw:text-style-name="P1" draw:layer="layout" svg:width="2.5cm" svg:height="2cm" svg:x="3cm" svg:y="14cm">
          <text:p text:style-name="P1">Action 1</text:p>
        </draw:ellipse>
        <draw:ellipse draw:style-name="gr8" draw:text-style-name="P1" draw:layer="layout" svg:width="2.5cm" svg:height="2cm" svg:x="14.5cm" svg:y="14cm">
          <text:p text:style-name="P1">Action 1</text:p>
        </draw:ellipse>
        <draw:ellipse draw:style-name="gr8" draw:text-style-name="P1" draw:layer="layout" svg:width="2.5cm" svg:height="2cm" svg:x="9cm" svg:y="14.5cm">
          <text:p text:style-name="P1">Action 1</text:p>
        </draw:ellipse>
        <draw:ellipse draw:style-name="gr8" draw:text-style-name="P1" draw:layer="layout" svg:width="2.5cm" svg:height="2cm" svg:x="9cm" svg:y="19.5cm">
          <text:p text:style-name="P1">Action 3</text:p>
        </draw:ellipse>
        <draw:ellipse draw:style-name="gr8" draw:text-style-name="P1" draw:layer="layout" svg:width="2.5cm" svg:height="2cm" svg:x="9cm" svg:y="17cm">
          <text:p text:style-name="P1">Action 2</text:p>
        </draw:ellipse>
        <draw:ellipse draw:style-name="gr7" draw:text-style-name="P1" draw:layer="layout" svg:width="2.5cm" svg:height="2cm" svg:x="3cm" svg:y="17cm">
          <text:p text:style-name="P1">Action 2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olas Desfeux</meta:initial-creator>
    <meta:creation-date>2011-11-21T17:36:41.94</meta:creation-date>
    <dc:date>2011-11-21T17:58:51.45</dc:date>
    <dc:creator>Nicolas Desfeux</dc:creator>
    <meta:editing-duration>PT00H06M59S</meta:editing-duration>
    <meta:editing-cycles>1</meta:editing-cycles>
    <meta:document-statistic meta:object-count="27"/>
    <meta:generator>OpenOffice.org/3.2$Win32 OpenOffice.org_project/320m18$Build-9502</meta:generator>
  </office:meta>
</office:document-meta>
</file>